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398in"/>
    </style:style>
    <style:style style:name="co3" style:family="table-column">
      <style:table-column-properties fo:break-before="auto" style:column-width="2.4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/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11">
          <table:table-cell table:number-columns-repeated="16"/>
          <table:table-cell table:style-name="Default"/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axis0.config.can_node_i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16"/>
          <table:table-cell table:style-name="ce2" office:value-type="string" calcext:value-type="string">
            <text:p>axis0.config.startup_closed_loop_control</text:p>
          </table:table-cell>
          <table:table-cell office:value-type="string" calcext:value-type="string">
            <text:p>val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xis1.config.startup_closed_loop_control</text:p>
          </table:table-cell>
          <table:table-cell office:value-type="string" calcext:value-type="string">
            <text:p>val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  <table:table-cell table:style-name="ce3" office:value-type="string" calcext:value-type="string">
            <text:p>axis0.config.startup_encoder_offset_calibration</text:p>
          </table:table-cell>
          <table:table-cell office:value-type="string" calcext:value-type="string">
            <text:p>val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# self.odrv0.axis0.config.can_node_id = 16</text:p>
          </table:table-cell>
          <table:table-cell/>
          <table:table-cell office:value-type="string" calcext:value-type="string">
            <text:p>axis1.config.startup_encoder_offset_calibration</text:p>
          </table:table-cell>
          <table:table-cell office:value-type="string" calcext:value-type="string">
            <text:p>val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config.calibration_lockin.current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xis1.config.calibration_lockin.current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controller.config.input_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xis1.controller.config.input_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controller.config.pos_gain</text:p>
          </table:table-cell>
          <table:table-cell office:value-type="string" calcext:value-type="string">
            <text:p>val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xis1.controller.config.pos_gain</text:p>
          </table:table-cell>
          <table:table-cell office:value-type="string" calcext:value-type="string">
            <text:p>val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controller.config.vel_gain</text:p>
          </table:table-cell>
          <table:table-cell office:value-type="string" calcext:value-type="string">
            <text:p>value</text:p>
          </table:table-cell>
          <table:table-cell office:value-type="float" office:value="0.16666667163372" calcext:value-type="float">
            <text:p>0.16666667163372</text:p>
          </table:table-cell>
          <table:table-cell office:value-type="float" office:value="0.0199999995529652" calcext:value-type="float">
            <text:p>0.019999999552965</text:p>
          </table:table-cell>
          <table:table-cell/>
          <table:table-cell office:value-type="string" calcext:value-type="string">
            <text:p>axis1.controller.config.vel_gain</text:p>
          </table:table-cell>
          <table:table-cell office:value-type="string" calcext:value-type="string">
            <text:p>value</text:p>
          </table:table-cell>
          <table:table-cell office:value-type="float" office:value="0.16666667163372" calcext:value-type="float">
            <text:p>0.16666667163372</text:p>
          </table:table-cell>
          <table:table-cell office:value-type="float" office:value="0.0199999995529652" calcext:value-type="float">
            <text:p>0.01999999955296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controller.config.vel_integrator_gain</text:p>
          </table:table-cell>
          <table:table-cell office:value-type="string" calcext:value-type="string">
            <text:p>value</text:p>
          </table:table-cell>
          <table:table-cell office:value-type="float" office:value="0.333333343267441" calcext:value-type="float">
            <text:p>0.333333343267441</text:p>
          </table:table-cell>
          <table:table-cell office:value-type="float" office:value="0.200000002980232" calcext:value-type="float">
            <text:p>0.200000002980232</text:p>
          </table:table-cell>
          <table:table-cell/>
          <table:table-cell office:value-type="string" calcext:value-type="string">
            <text:p>axis1.controller.config.vel_integrator_gain</text:p>
          </table:table-cell>
          <table:table-cell office:value-type="string" calcext:value-type="string">
            <text:p>value</text:p>
          </table:table-cell>
          <table:table-cell office:value-type="float" office:value="0.333333343267441" calcext:value-type="float">
            <text:p>0.333333343267441</text:p>
          </table:table-cell>
          <table:table-cell office:value-type="float" office:value="0.200000002980232" calcext:value-type="float">
            <text:p>0.20000000298023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controller.config.vel_limit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xis1.controller.config.vel_limit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encoder.config.bandwidth</text:p>
          </table:table-cell>
          <table:table-cell office:value-type="string" calcext:value-type="string">
            <text:p>valu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axis1.encoder.config.bandwidth</text:p>
          </table:table-cell>
          <table:table-cell office:value-type="string" calcext:value-type="string">
            <text:p>valu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encoder.config.cpr</text:p>
          </table:table-cell>
          <table:table-cell office:value-type="string" calcext:value-type="string">
            <text:p>value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string" calcext:value-type="string">
            <text:p>axis1.encoder.config.cpr</text:p>
          </table:table-cell>
          <table:table-cell office:value-type="string" calcext:value-type="string">
            <text:p>value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table:number-columns-repeated="16"/>
          <table:table-cell table:style-name="ce3" office:value-type="string" calcext:value-type="string">
            <text:p>axis0.encoder.config.offset_floa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float" office:value="0.0413437485694885" calcext:value-type="float">
            <text:p>0.041343748569489</text:p>
          </table:table-cell>
          <table:table-cell/>
          <table:table-cell office:value-type="string" calcext:value-type="string">
            <text:p>axis1.encoder.config.offset_floa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float" office:value="0.662437498569489" calcext:value-type="float">
            <text:p>0.662437498569489</text:p>
          </table:table-cell>
        </table:table-row>
        <table:table-row table:style-name="ro1">
          <table:table-cell table:number-columns-repeated="16"/>
          <table:table-cell table:style-name="ce3" office:value-type="string" calcext:value-type="string">
            <text:p>axis0.encoder.config.offse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float" office:value="-10388" calcext:value-type="float">
            <text:p>-10388</text:p>
          </table:table-cell>
          <table:table-cell/>
          <table:table-cell office:value-type="string" calcext:value-type="string">
            <text:p>axis1.encoder.config.offse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motor.config.calibration_current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xis1.motor.config.calibration_current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motor.config.current_lim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xis1.motor.config.current_lim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motor.config.direc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xis1.motor.config.direc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style-name="ce2" office:value-type="string" calcext:value-type="string">
            <text:p>axis0.motor.config.phase_inducta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000140389165608212" calcext:value-type="float">
            <text:p>1.40E-05</text:p>
          </table:table-cell>
          <table:table-cell/>
          <table:table-cell office:value-type="string" calcext:value-type="string">
            <text:p>axis1.motor.config.phase_inducta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000138095538204652" calcext:value-type="float">
            <text:p>1.38E-05</text:p>
          </table:table-cell>
        </table:table-row>
        <table:table-row table:style-name="ro1">
          <table:table-cell table:number-columns-repeated="16"/>
          <table:table-cell table:style-name="ce2" office:value-type="string" calcext:value-type="string">
            <text:p>axis0.motor.config.phase_resista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float" office:value="0.0848789364099503" calcext:value-type="float">
            <text:p>0.08487893640995</text:p>
          </table:table-cell>
          <table:table-cell/>
          <table:table-cell office:value-type="string" calcext:value-type="string">
            <text:p>axis1.motor.config.phase_resista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float" office:value="0.0863704383373261" calcext:value-type="float">
            <text:p>0.086370438337326</text:p>
          </table:table-cell>
        </table:table-row>
        <table:table-row table:style-name="ro1">
          <table:table-cell table:number-columns-repeated="16"/>
          <table:table-cell table:style-name="ce2" office:value-type="string" calcext:value-type="string">
            <text:p>axis0.motor.config.pre_calibrated</text:p>
          </table:table-cell>
          <table:table-cell office:value-type="string" calcext:value-type="string">
            <text:p>val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xis1.motor.config.pre_calibrated</text:p>
          </table:table-cell>
          <table:table-cell office:value-type="string" calcext:value-type="string">
            <text:p>val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motor.config.requested_current_range</text:p>
          </table:table-cell>
          <table:table-cell office:value-type="string" calcext:value-type="string">
            <text:p>valu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xis1.motor.config.requested_current_range</text:p>
          </table:table-cell>
          <table:table-cell office:value-type="string" calcext:value-type="string">
            <text:p>valu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trap_traj.config.accel_limit</text:p>
          </table:table-cell>
          <table:table-cell office:value-type="string" calcext:value-type="string">
            <text:p>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xis1.trap_traj.config.accel_limit</text:p>
          </table:table-cell>
          <table:table-cell office:value-type="string" calcext:value-type="string">
            <text:p>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trap_traj.config.decel_limit</text:p>
          </table:table-cell>
          <table:table-cell office:value-type="string" calcext:value-type="string">
            <text:p>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xis1.trap_traj.config.decel_limit</text:p>
          </table:table-cell>
          <table:table-cell office:value-type="string" calcext:value-type="string">
            <text:p>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xis0.trap_traj.config.vel_limit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xis1.trap_traj.config.vel_limit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6"/>
          <table:table-cell table:style-name="Default"/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config.dc_bus_overvoltage_trip_level</text:p>
          </table:table-cell>
          <table:table-cell office:value-type="string" calcext:value-type="string">
            <text:p>value</text:p>
          </table:table-cell>
          <table:table-cell office:value-type="float" office:value="59.9200019836426" calcext:value-type="float">
            <text:p>59.9200019836426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config.dc_max_negative_current</text:p>
          </table:table-cell>
          <table:table-cell office:value-type="string" calcext:value-type="string">
            <text:p>value</text:p>
          </table:table-cell>
          <table:table-cell table:style-name="ce7" office:value-type="float" office:value="-0.000000999999997475243" calcext:value-type="float">
            <text:p>-1.00E-06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config.dc_max_positive_curre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f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table:style-name="Default"/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Brake resistance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undervoltage trip level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pole pair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otor type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resistance calib max voltage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current lim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4" office:value-type="string" calcext:value-type="string">
            <text:p>encoder.config.mode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4" office:value-type="string" calcext:value-type="string">
            <text:p>ramp_time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4" office:value-type="string" calcext:value-type="string">
            <text:p>ramp_distance </text:p>
          </table:table-cell>
          <table:table-cell table:number-columns-repeated="8"/>
        </table:table-row>
        <table:table-row table:style-name="ro2">
          <table:table-cell table:number-columns-repeated="16"/>
          <table:table-cell table:style-name="ce5" office:value-type="string" calcext:value-type="string">
            <text:p>self.odrv0.axis0.config.calibration_lockin.accel = 20 #MKR self.odrv0.axis0.config.calibration_lockin.vel = 40 #MK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2:49:15.666599272</meta:creation-date>
    <dc:date>2022-08-24T21:16:13.288913297</dc:date>
    <meta:editing-duration>PT4H14M26S</meta:editing-duration>
    <meta:editing-cycles>1</meta:editing-cycles>
    <meta:document-statistic meta:table-count="1" meta:cell-count="202" meta:object-count="0"/>
    <meta:generator>LibreOffice/6.4.7.2$Linux_X86_64 LibreOffice_project/40$Build-2</meta:generator>
  </office:meta>
</office:document-meta>
</file>